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4b22b" officeooo:paragraph-rsid="001c4871"/>
    </style:style>
    <style:style style:name="P2" style:family="paragraph" style:parent-style-name="Standard">
      <style:text-properties officeooo:rsid="00023372" officeooo:paragraph-rsid="001c4871"/>
    </style:style>
    <style:style style:name="P3" style:family="paragraph" style:parent-style-name="Standard">
      <style:text-properties officeooo:paragraph-rsid="001c4871"/>
    </style:style>
    <style:style style:name="P4" style:family="paragraph" style:parent-style-name="Standard">
      <style:text-properties officeooo:rsid="001f23c4" officeooo:paragraph-rsid="001c4871"/>
    </style:style>
    <style:style style:name="P5" style:family="paragraph" style:parent-style-name="Standard">
      <style:paragraph-properties fo:break-before="page"/>
      <style:text-properties officeooo:rsid="001f23c4" officeooo:paragraph-rsid="001c4871"/>
    </style:style>
    <style:style style:name="P6" style:family="paragraph" style:parent-style-name="Standard">
      <style:text-properties officeooo:rsid="001c4871" officeooo:paragraph-rsid="001c4871"/>
    </style:style>
    <style:style style:name="T1" style:family="text">
      <style:text-properties officeooo:rsid="001f23c4"/>
    </style:style>
    <style:style style:name="T2" style:family="text">
      <style:text-properties officeooo:rsid="00023372"/>
    </style:style>
    <style:style style:name="T3" style:family="text">
      <style:text-properties officeooo:rsid="001c4871"/>
    </style:style>
    <style:style style:name="T4" style:family="text">
      <style:text-properties officeooo:rsid="001e532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Experiment No<text:tab/>: <text:span text:style-name="T4">7</text:span></text:p>
      <text:p text:style-name="P2">Aim<text:tab/><text:tab/><text:tab/>: <text:span text:style-name="T3">Target</text:span><text:span text:style-name="T1"> code generation</text:span></text:p>
      <text:p text:style-name="P3">Date<text:tab/><text:tab/><text:tab/>: <text:span text:style-name="T3">17</text:span><text:span text:style-name="T2">/</text:span><text:span text:style-name="T1">11/</text:span><text:span text:style-name="T2">2022</text:span></text:p>
      <text:p text:style-name="P3">Name<text:tab/><text:tab/><text:tab/>: <text:span text:style-name="T2">Aravind Jose</text:span></text:p>
      <text:p text:style-name="P2">Roll No<text:tab/><text:tab/>: 10</text:p>
      <text:p text:style-name="P2"/>
      <text:p text:style-name="P1">Program</text:p>
      <text:p text:style-name="P1">------------</text:p>
      <text:p text:style-name="P1">#include&lt;stdio.h&gt;</text:p>
      <text:p text:style-name="P1">#include&lt;stdlib.h&gt;</text:p>
      <text:p text:style-name="P1">#include&lt;string.h&gt;</text:p>
      <text:p text:style-name="P1">void main()</text:p>
      <text:p text:style-name="P1">{ </text:p>
      <text:p text:style-name="P1"><text:s/>FILE *fp,*fp2;</text:p>
      <text:p text:style-name="P1"><text:s/>char c[20],opr[5];</text:p>
      <text:p text:style-name="P1"><text:s/>fp=fopen("input.txt","r");</text:p>
      <text:p text:style-name="P1"><text:s/>fp2=fopen("output.txt","w");</text:p>
      <text:p text:style-name="P1"><text:s/>char reg[4][10]={"AX","BX","CX","DX"};</text:p>
      <text:p text:style-name="P1"><text:s/>char res[4];</text:p>
      <text:p text:style-name="P1"><text:s text:c="2"/>int j=0;</text:p>
      <text:p text:style-name="P1"><text:s text:c="2"/>fscanf(fp,"%s",c);</text:p>
      <text:p text:style-name="P1"><text:s text:c="2"/>while(!feof(fp))</text:p>
      <text:p text:style-name="P1"><text:s text:c="2"/>{res[j]=c[3];</text:p>
      <text:p text:style-name="P1"><text:s text:c="3"/>switch (c[0]){</text:p>
      <text:p text:style-name="P1"><text:tab/><text:tab/>case '+':</text:p>
      <text:p text:style-name="P1"><text:tab/><text:tab/> <text:s text:c="3"/><text:tab/>strcpy(opr, "ADD ");</text:p>
      <text:p text:style-name="P1"><text:tab/><text:tab/> <text:s text:c="3"/><text:tab/>break;</text:p>
      <text:p text:style-name="P1"><text:tab/> <text:s text:c="3"/><text:tab/>case '-':</text:p>
      <text:p text:style-name="P1"><text:tab/><text:tab/><text:tab/>strcpy(opr, "SUB ");</text:p>
      <text:p text:style-name="P1"><text:tab/><text:tab/><text:tab/>break;</text:p>
      <text:p text:style-name="P1"><text:tab/><text:tab/>case '*':</text:p>
      <text:p text:style-name="P1"><text:tab/><text:tab/><text:tab/>strcpy(opr, "MUL ");</text:p>
      <text:p text:style-name="P1"><text:tab/><text:tab/><text:tab/>break;</text:p>
      <text:p text:style-name="P1"><text:tab/><text:tab/>case '/' :</text:p>
      <text:p text:style-name="P1"><text:tab/><text:tab/> <text:s text:c="3"/><text:tab/>strcpy(opr, "DIV ");</text:p>
      <text:p text:style-name="P1"><text:tab/><text:tab/><text:tab/>break;}</text:p>
      <text:p text:style-name="P1"><text:tab/> <text:s text:c="3"/>int flag1=-1,flag2=-1;</text:p>
      <text:p text:style-name="P1"><text:tab/> <text:s text:c="3"/>for(int i=0;i&lt;4;i++)</text:p>
      <text:p text:style-name="P1"><text:tab/> <text:s text:c="3"/>{if(res[i]==c[1])flag1=i;</text:p>
      <text:p text:style-name="P1"><text:tab/> <text:s text:c="3"/>if(res[i]==c[2])flag2=i;}</text:p>
      <text:p text:style-name="P1"><text:tab/> <text:s text:c="3"/>if(flag1==-1)</text:p>
      <text:p text:style-name="P1"><text:tab/> <text:s text:c="3"/>fprintf(fp2,"\nMOV %s,[%c]",reg[j], c[1]);</text:p>
      <text:p text:style-name="P1"><text:tab/> <text:s text:c="3"/>else</text:p>
      <text:p text:style-name="P1"><text:tab/> <text:s text:c="3"/>fprintf(fp2,"\nMOV %s,%s",reg[j], reg[flag1]);</text:p>
      <text:p text:style-name="P1"><text:tab/> <text:s text:c="3"/>if(flag2==-1)</text:p>
      <text:p text:style-name="P1"><text:tab/> <text:s text:c="3"/>fprintf(fp2,"\n%s%s,[%c]", opr,reg[j],c[2]);</text:p>
      <text:p text:style-name="P1"><text:tab/> <text:s text:c="3"/>else</text:p>
      <text:p text:style-name="P1"><text:tab/> <text:s text:c="3"/>fprintf(fp2,"\n%s%s,%s", opr,reg[j],reg[flag2]);</text:p>
      <text:p text:style-name="P1"><text:tab/> <text:s text:c="3"/>fprintf(fp2,"\nMOV [%c],%s", c[3],reg[j]);</text:p>
      <text:p text:style-name="P1"><text:s text:c="2"/>j++;</text:p>
      <text:p text:style-name="P1"><text:s text:c="2"/>fscanf(fp,"%s",c);</text:p>
      <text:p text:style-name="P1"><text:s text:c="2"/>}}</text:p>
      <text:p text:style-name="P5">Output</text:p>
      <text:p text:style-name="P4">---------</text:p>
      <text:p text:style-name="P4"/>
      <text:p text:style-name="P6">input.txt</text:p>
      <text:p text:style-name="P6">-----------</text:p>
      <text:p text:style-name="P6">*abx</text:p>
      <text:p text:style-name="P6">-cdy</text:p>
      <text:p text:style-name="P6">+xyz</text:p>
      <text:p text:style-name="P6"/>
      <text:p text:style-name="P6">output.txt</text:p>
      <text:p text:style-name="P6">-------------</text:p>
      <text:p text:style-name="P6">MOV AX,[a]</text:p>
      <text:p text:style-name="P6">MUL AX,[b]</text:p>
      <text:p text:style-name="P6">MOV [x],AX</text:p>
      <text:p text:style-name="P6">MOV BX,[c]</text:p>
      <text:p text:style-name="P6">SUB BX,[d]</text:p>
      <text:p text:style-name="P6">MOV [y],BX</text:p>
      <text:p text:style-name="P6">MOV CX,AX</text:p>
      <text:p text:style-name="P6">ADD CX,BX</text:p>
      <text:p text:style-name="P6">MOV [z],CX</text:p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17T13:11:10.197326807</meta:creation-date>
    <meta:generator>LibreOffice/7.3.5.2$Linux_X86_64 LibreOffice_project/30$Build-2</meta:generator>
    <dc:date>2022-11-17T13:48:03.698687967</dc:date>
    <meta:editing-duration>PT36M53S</meta:editing-duration>
    <meta:editing-cycles>2</meta:editing-cycles>
    <meta:print-date>2022-11-17T13:54:26.191995208</meta:print-date>
    <meta:document-statistic meta:table-count="0" meta:image-count="0" meta:object-count="0" meta:page-count="2" meta:paragraph-count="69" meta:word-count="123" meta:character-count="1198" meta:non-whitespace-character-count="1000"/>
  </office:meta>
</office:document-meta>
</file>